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fo:language="ru" fo:country="RU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weight="normal" style:font-name-asian="Times New Roman2" style:font-weight-asian="normal" style:font-name-complex="Times New Roman2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Times New Roman2" style:font-name-complex="Times New Roman2"/>
    </style:style>
    <style:style style:name="T4" style:family="text">
      <style:text-properties style:font-name-asian="Times New Roman3" style:font-name-complex="Times New Roman3"/>
    </style:style>
    <style:style style:name="T5" style:family="text">
      <style:text-properties fo:language="en" fo:country="US"/>
    </style:style>
    <style:style style:name="T6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<draw:frame draw:style-name="fr1" draw:name="Графический объект1" text:anchor-type="as-char" svg:width="0.85cm" svg:height="0.85cm" draw:z-index="0"><draw:image xlink:href="../images/3057.png" xlink:type="simple" xlink:show="embed" xlink:actuate="onLoad"/></draw:frame></text:p>
          </table:table-cell>
          <table:table-cell table:style-name="Таблица1.B1" office:value-type="string">
            <text:h text:style-name="P6" text:outline-level="1">ПОР ИКП (порог срабатывания)</text:h>
          </table:table-cell>
        </table:table-row>
        <table:table-row>
          <table:table-cell table:style-name="Таблица1.A2" office:value-type="string">
            <text:p text:style-name="P5">в палитре</text:p>
          </table:table-cell>
          <table:table-cell table:style-name="Таблица1.B1" office:value-type="string">
            <text:p text:style-name="P2">| векторизован | <text:span text:style-name="T5">C</text:span><text:span text:style-name="T6">и</text:span> <text:span text:style-name="T5">|</text:span></text:p>
          </table:table-cell>
        </table:table-row>
        <table:table-row table:style-name="Таблица1.3">
          <table:table-cell table:style-name="Таблица1.A1" office:value-type="string">
            <text:p text:style-name="P4"><draw:frame draw:style-name="fr1" draw:name="Графический объект2" text:anchor-type="as-char" svg:width="2.671cm" svg:height="3.251cm" draw:z-index="1"><draw:image xlink:href="../images/3057s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5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Блок представляет собой релейное звено с зоной нечувствительности, на выходе формирует логическую 1 или 0 по следующему алгоритму:</text:p>
            <text:p text:style-name="P2">На вход блока подаются два сигнала, которые сравниваются между собой. Если их <text:span text:style-name="T2">разность</text:span> превысит порог срабатывания, то блок формирует логическую 1 на выходе. Если разность между первым и вторым входом станет меньше порога срабатывания (с учетом зоны возврата), то на выходе блок формирует логический 0:</text:p>
            <text:p text:style-name="P3"><text:span text:style-name="T3"><draw:frame draw:style-name="fr2" draw:name="Объект1" text:anchor-type="as-char" svg:width="8.304cm" svg:height="1.393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">,</text:span></text:p>
            <text:p text:style-name="P2"><text:span text:style-name="T1">где</text:span><text:span text:style-name="T1"><draw:frame draw:style-name="fr2" draw:name="Объект2" text:anchor-type="as-char" svg:width="2.693cm" svg:height="0.621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">– </text:span><text:span text:style-name="T1">входные</text:span><text:span text:style-name="T1"> сигналы блока; </text:span><text:span text:style-name="T1"><draw:frame draw:style-name="fr2" draw:name="Объект3" text:anchor-type="as-char" svg:width="1.087cm" svg:height="0.564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– </text:span><text:span text:style-name="T1">выходной</text:span><text:span text:style-name="T1"> сигнал;</text:span><text:span text:style-name="T1"><draw:frame draw:style-name="fr2" draw:name="Объект4" text:anchor-type="as-char" svg:width="1.367cm" svg:height="0.621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– величина </text:span><text:span text:style-name="T1">зоны возврата и порог срабатывания</text:span><text:span text:style-name="T1">.</text:span></text:p>
            <text:p text:style-name="P2"><text:span text:style-name="T3">Блок представляет собой субмодель. Для того чтобы посмотреть структуру алгоритма – нажмите правой кнопкой «Действия» </text:span><text:span text:style-name="T4">→</text:span><text:span text:style-name="T3"> «Войти в субмодель».</text:span></text:p>
            <text:p text:style-name="P2"><text:span text:style-name="T2">Свойства</text:span>:</text:p>
            <text:list xml:id="list4714083214316892722" text:style-name="L1">
              <text:list-item>
                <text:p text:style-name="P7">Порог срабатывания — уставка, с которой сравнивается разность входных сигналов.</text:p>
              </text:list-item>
              <text:list-item>
                <text:p text:style-name="P7">Зона возврата — величина, которая вычитается из уставки для формирования нижней границы переключения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Р ИКП (порог срабатывания)</dc:title>
    <dc:date>2014-12-09T10:52:08.82</dc:date>
    <meta:generator>OpenOffice/4.1.1$Win32 OpenOffice.org_project/411m6$Build-9775</meta:generator>
    <meta:editing-duration>PT3H18M56S</meta:editing-duration>
    <meta:editing-cycles>70</meta:editing-cycles>
    <meta:document-statistic meta:table-count="1" meta:image-count="2" meta:object-count="4" meta:page-count="1" meta:paragraph-count="14" meta:word-count="137" meta:character-count="927"/>
  </office:meta>
</office:document-meta>
</file>

<file path=Object 1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a</mi>
      <mi>,</mi>
      <mi/>
      <msub>
        <mo stretchy="false">ϵ</mo>
        <mn>0</mn>
      </msub>
    </mrow>
    <annotation encoding="StarMath 5.0">a,~%epsilon_0</annotation>
  </semantics>
</math>
</file>

<file path=Object 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/>
                    <mrow>
                      <mo stretchy="false">[</mo>
                      <mrow>
                        <msub>
                          <mi>u</mi>
                          <mn>1</mn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−</mo>
                          <msub>
                            <mi>u</mi>
                            <mn>2</mn>
                          </msub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]</mo>
                    </mrow>
                    <mrow>
                      <mi/>
                      <mo stretchy="false">&gt;</mo>
                      <mi/>
                    </mrow>
                    <msub>
                      <mo stretchy="false">ϵ</mo>
                      <mn>0</mn>
                    </msub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row>
                      <mo stretchy="false">[</mo>
                      <mrow>
                        <msub>
                          <mi>u</mi>
                          <mn>1</mn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−</mo>
                          <msub>
                            <mi>u</mi>
                            <mn>2</mn>
                          </msub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]</mo>
                    </mrow>
                    <mrow>
                      <mi/>
                      <mo stretchy="false">&lt;</mo>
                      <mi/>
                    </mrow>
                    <mrow>
                      <msub>
                        <mo stretchy="false">ϵ</mo>
                        <mn>0</mn>
                      </msub>
                      <mo stretchy="false">−</mo>
                      <mi>a</mi>
                    </mrow>
                  </mrow>
                </mtd>
              </mtr>
            </mtable>
          </mrow>
        </mrow>
      </mrow>
    </mrow>
    <annotation encoding="StarMath 5.0">y(t) = left lbrace stack{
alignl 1, ~ если ~ [u_1(t)-u_2(t)] ~&gt;~ %epsilon_0 #
alignl 0, ~ если ~ [u_1(t)-u_2(t)] ~&lt;~ %epsilon_0 - a}  right none
</annotation>
  </semantics>
</math>
</file>